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include&lt;stdio.h&gt;</text:p>
      <text:p text:style-name="P1">#include&lt;string.h&gt;</text:p>
      <text:p text:style-name="P1">char stack[20];</text:p>
      <text:p text:style-name="P1">int top,count=0;</text:p>
      <text:p text:style-name="P1">void push()</text:p>
      <text:p text:style-name="P1">{</text:p>
      <text:p text:style-name="P1">top=top+1;</text:p>
      <text:p text:style-name="P1">stack[top]='0';</text:p>
      <text:p text:style-name="P1">stack[top+1]='\0';</text:p>
      <text:p text:style-name="P1">}</text:p>
      <text:p text:style-name="P1">int pop()</text:p>
      <text:p text:style-name="P1">{</text:p>
      <text:p text:style-name="P1">if(top&lt;1)</text:p>
      <text:p text:style-name="P1">return(0);</text:p>
      <text:p text:style-name="P1">else</text:p>
      <text:p text:style-name="P1">{</text:p>
      <text:p text:style-name="P1">stack[top]='\0';</text:p>
      <text:p text:style-name="P1">top=top-1;</text:p>
      <text:p text:style-name="P1">return(1);</text:p>
      <text:p text:style-name="P1">}</text:p>
      <text:p text:style-name="P1">}</text:p>
      <text:p text:style-name="P1">void main()</text:p>
      <text:p text:style-name="P1">{</text:p>
      <text:p text:style-name="P1">int m,i,j,k,l,a,len;</text:p>
      <text:p text:style-name="P1">char input[20],rem_input[20];</text:p>
      <text:p text:style-name="P1">printf("Simulation of PDA for n 0's followed by 2n 1's\n");</text:p>
      <text:p text:style-name="P1">printf("Enter a string : ");</text:p>
      <text:p text:style-name="P1">scanf("%s",input);</text:p>
      <text:p text:style-name="P1">l=strlen(input);</text:p>
      <text:p text:style-name="P1">j=0;stack[0]='Z';top=0;</text:p>
      <text:p text:style-name="P1">printf("Stack\tInput\n");</text:p>
      <text:p text:style-name="P1">printf("%s\t%s\n",stack,input);</text:p>
      <text:p text:style-name="P1">while(1)</text:p>
      <text:p text:style-name="P1">{</text:p>
      <text:p text:style-name="P1">len=strlen(input);</text:p>
      <text:p text:style-name="P1">while(len&gt;0)</text:p>
      <text:p text:style-name="P1">{</text:p>
      <text:p text:style-name="P1">if(input[0]=='0')</text:p>
      <text:p text:style-name="P1">{</text:p>
      <text:p text:style-name="P1">push();</text:p>
      <text:p text:style-name="P1">m=0;</text:p>
      <text:p text:style-name="P1">for(k=1;k&lt;len;k++)</text:p>
      <text:p text:style-name="P1">{</text:p>
      <text:p text:style-name="P1">rem_input[m]=input[k];</text:p>
      <text:p text:style-name="P1">m=m+1;</text:p>
      <text:p text:style-name="P1">}</text:p>
      <text:p text:style-name="P1">rem_input[m]='\0';</text:p>
      <text:p text:style-name="P1">strcpy(input,rem_input);</text:p>
      <text:p text:style-name="P1">printf("%s\t%s\n",stack,input);</text:p>
      <text:p text:style-name="P1">}</text:p>
      <text:p text:style-name="P1">if(input[0]=='1')</text:p>
      <text:p text:style-name="P1">{</text:p>
      <text:p text:style-name="P1"><text:soft-page-break/>count++;</text:p>
      <text:p text:style-name="P1">if(count%2==0)</text:p>
      <text:p text:style-name="P1">{</text:p>
      <text:p text:style-name="P1">a=pop();</text:p>
      <text:p text:style-name="P1">if(a==0)</text:p>
      <text:p text:style-name="P1">{</text:p>
      <text:p text:style-name="P1">printf("String not accepted");</text:p>
      <text:p text:style-name="P1">goto b;</text:p>
      <text:p text:style-name="P1">}</text:p>
      <text:p text:style-name="P1">else</text:p>
      <text:p text:style-name="P1">{</text:p>
      <text:p text:style-name="P1">m=0;</text:p>
      <text:p text:style-name="P1">for(k=1;k&lt;len;k++)</text:p>
      <text:p text:style-name="P1">{</text:p>
      <text:p text:style-name="P1">rem_input[m]=input[k];</text:p>
      <text:p text:style-name="P1">m=m+1;</text:p>
      <text:p text:style-name="P1">}</text:p>
      <text:p text:style-name="P1">}</text:p>
      <text:p text:style-name="P1">rem_input[m]='\0';</text:p>
      <text:p text:style-name="P1">strcpy(input,rem_input);</text:p>
      <text:p text:style-name="P1">printf("%s\t%s\n",stack,input);</text:p>
      <text:p text:style-name="P1">}</text:p>
      <text:p text:style-name="P1">else</text:p>
      <text:p text:style-name="P1">{</text:p>
      <text:p text:style-name="P1">m=0;</text:p>
      <text:p text:style-name="P1">for(k=1;k&lt;len;k++)</text:p>
      <text:p text:style-name="P1">{</text:p>
      <text:p text:style-name="P1">rem_input[m]=input[k];</text:p>
      <text:p text:style-name="P1">m=m+1;</text:p>
      <text:p text:style-name="P1">}</text:p>
      <text:p text:style-name="P1">rem_input[m]='\0';</text:p>
      <text:p text:style-name="P1">strcpy(input,rem_input);</text:p>
      <text:p text:style-name="P1">printf("%s\t%s\n",stack,input);</text:p>
      <text:p text:style-name="P1">}</text:p>
      <text:p text:style-name="P1">}</text:p>
      <text:p text:style-name="P1">break;</text:p>
      <text:p text:style-name="P1">}</text:p>
      <text:p text:style-name="P1">j=j+1;</text:p>
      <text:p text:style-name="P1">//printf("j = %d\t l = %d\n",j,l);</text:p>
      <text:p text:style-name="P1">if(j==l)</text:p>
      <text:p text:style-name="P1">{</text:p>
      <text:p text:style-name="P1">break;</text:p>
      <text:p text:style-name="P1">}</text:p>
      <text:p text:style-name="P1">}</text:p>
      <text:p text:style-name="P1">if(top&gt;=1)</text:p>
      <text:p text:style-name="P1">{</text:p>
      <text:p text:style-name="P1">printf("String not accepted");</text:p>
      <text:p text:style-name="P1">}</text:p>
      <text:p text:style-name="P1">else</text:p>
      <text:p text:style-name="P1">{</text:p>
      <text:p text:style-name="P1">printf("String accepted");</text:p>
      <text:p text:style-name="P1">}</text:p>
      <text:p text:style-name="P1"><text:soft-page-break/>b:</text:p>
      <text:p text:style-name="P1">printf(".............");</text:p>
      <text:p text:style-name="P1">}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8T13:54:33.511000000</meta:creation-date>
    <dc:date>2023-10-18T14:07:34.837000000</dc:date>
    <meta:editing-duration>PT12M57S</meta:editing-duration>
    <meta:editing-cycles>10</meta:editing-cycles>
    <meta:generator>LibreOffice/7.6.0.3$Windows_X86_64 LibreOffice_project/69edd8b8ebc41d00b4de3915dc82f8f0fc3b6265</meta:generator>
    <meta:document-statistic meta:table-count="0" meta:image-count="0" meta:object-count="0" meta:page-count="3" meta:paragraph-count="107" meta:word-count="138" meta:character-count="1171" meta:non-whitespace-character-count="1140"/>
  </office:meta>
</office:document-meta>
</file>